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50%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Fixed in Version 1.0.1</text:p>
      <text:p text:style-name="Standard"/>
      <text:p text:style-name="Standard"><text:tab/></text:p>
      <text:p text:style-name="Standard"/>
      <text:p text:style-name="P2">Following <text:span text:style-name="T1">Bugs has been fixed in version Free 1.0.1: </text:span></text:p>
      <text:p text:style-name="P3"/>
      <text:list xml:id="list983845813" text:style-name="L1">
        <text:list-item>
          <text:p text:style-name="P4">Issue fixed the validation of the enquery form on front end.</text:p>
        </text:list-item>
        <text:list-item>
          <text:p text:style-name="P4">Issue fixed the success message.</text:p>
        </text:list-item>
        <text:list-item>
          <text:p text:style-name="P4">Remove undefined index issue from all over the module.</text:p>
        </text:list-item>
        <text:list-item>
          <text:p text:style-name="P4">Remove errors messages that are shown during installation of the module.</text:p>
        </text:list-item>
        <text:list-item>
          <text:p text:style-name="P4">Fix issue with email not s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2-05T11:42:01</meta:creation-date>
    <dc:date>2017-01-02T14:36:21</dc:date>
    <dc:creator>root </dc:creator>
    <meta:editing-duration>P0D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8" meta:word-count="61" meta:character-count="343" meta:non-whitespace-character-count="288"/>
  </office:meta>
</office:document-meta>
</file>